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ReferenceWithKey.SoftReferenceWithKey( Object referent , Object key , ReferenceQueue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ReferenceWithKe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